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17cm" fo:min-width="7.70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7cm" fo:min-width="4.651cm"/>
    </style:style>
    <style:style style:name="gr5" style:family="graphic" style:parent-style-name="standard">
      <style:graphic-properties draw:stroke="none" draw:fill="none" fo:min-height="1.295cm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9cm" fo:min-width="7.17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7cm" fo:min-width="7.70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3cm" fo:min-width="7.709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color="#cccccc"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3.713cm" svg:height="1.485cm" svg:x="6.8cm" svg:y="12.8cm">
          <text:p text:style-name="P1">Index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1" draw:layer="layout" svg:width="3.713cm" svg:height="1.484cm" svg:x="6.8cm" svg:y="17cm">
          <text:p text:style-name="P1">Watch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" draw:layer="layout" svg:width="3.713cm" svg:height="1.485cm" svg:x="6.8cm" svg:y="8.8cm">
          <text:p text:style-name="P1">Uploa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5" draw:layer="layout" svg:width="5.152cm" svg:height="1.484cm" svg:x="13.996cm" svg:y="8.816cm">
          <text:p text:style-name="P1">RemoteWatch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8.656cm" svg:y1="17cm" svg:x2="8.656cm" svg:y2="14.285cm" draw:start-shape="id1" draw:start-glue-point="0" draw:end-shape="id2" draw:end-glue-point="2" svg:d="m8656 17000v-2715">
          <text:p/>
        </draw:connector>
        <draw:connector draw:style-name="gr2" draw:text-style-name="P1" draw:layer="layout" svg:x1="8.656cm" svg:y1="12.8cm" svg:x2="8.656cm" svg:y2="10.285cm" draw:start-shape="id2" draw:start-glue-point="0" draw:end-shape="id3" draw:end-glue-point="2" svg:d="m8656 12800v-2515">
          <text:p/>
        </draw:connector>
        <draw:custom-shape draw:style-name="gr1" draw:text-style-name="P1" draw:id="id4" draw:layer="layout" svg:width="5.5cm" svg:height="1.485cm" svg:x="9.8cm" svg:y="5.315cm">
          <text:p text:style-name="P1">TransferManag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8.656cm" svg:y1="8.8cm" svg:x2="12.55cm" svg:y2="6.8cm" draw:start-shape="id3" draw:start-glue-point="0" draw:end-shape="id4" draw:end-glue-point="2" svg:d="m8656 8800 3894-2000">
          <text:p/>
        </draw:connector>
        <draw:frame draw:style-name="gr3" draw:text-style-name="P2" draw:layer="layout" svg:width="11.056cm" svg:height="3.323cm" svg:x="19.3cm" svg:y="8.8cm">
          <draw:text-box>
            <text:p text:style-name="P2"><text:span text:style-name="T1">- List and download “update”-files</text:span></text:p>
            <text:p text:style-name="P2"><text:span text:style-name="T2">- Queue changes in the ChangeManager</text:span></text:p>
            <text:p text:style-name="P2"><text:span text:style-name="T1">- Make and upload local “update” file</text:span></text:p>
            <text:p text:style-name="P2"><text:span text:style-name="T1">- Upload/download client profile</text:span></text:p>
            <text:p text:style-name="P2"><text:span text:style-name="T1">- Upload/download client images</text:span></text:p>
            <text:p text:style-name="P2"><text:span text:style-name="T1"/></text:p>
          </draw:text-box>
        </draw:frame>
        <draw:frame draw:style-name="gr4" draw:text-style-name="P4" draw:layer="layout" svg:width="5.582cm" svg:height="1.275cm" svg:x="1.218cm" svg:y="8.8cm">
          <draw:text-box>
            <text:p text:style-name="P3"><text:span text:style-name="T1">Uploads the chunks in its</text:span></text:p>
            <text:p text:style-name="P3"><text:span text:style-name="T1">queue asynchronously</text:span></text:p>
          </draw:text-box>
        </draw:frame>
        <draw:frame draw:style-name="gr5" draw:text-style-name="P4" draw:layer="layout" svg:width="5.912cm" svg:height="1.674cm" svg:x="2.8cm" svg:y="11cm">
          <draw:text-box>
            <text:p text:style-name="P4"><text:span text:style-name="T1">Queue new chunks</text:span></text:p>
            <text:p text:style-name="P4"><text:span text:style-name="T1">for upload</text:span></text:p>
          </draw:text-box>
        </draw:frame>
        <draw:frame draw:style-name="gr5" draw:text-style-name="P4" draw:layer="layout" svg:width="7cm" svg:height="1.674cm" svg:x="1.7cm" svg:y="15.1cm">
          <draw:text-box>
            <text:p text:style-name="P4"><text:span text:style-name="T1">Notify new, moved, changed</text:span></text:p>
            <text:p text:style-name="P4"><text:span text:style-name="T1">or deleted files</text:span></text:p>
          </draw:text-box>
        </draw:frame>
        <draw:connector draw:style-name="gr2" draw:text-style-name="P1" draw:layer="layout" draw:type="line" svg:x1="12.55cm" svg:y1="6.8cm" svg:x2="16.572cm" svg:y2="8.816cm" draw:start-shape="id4" draw:start-glue-point="2" draw:end-shape="id5" draw:end-glue-point="0" svg:d="m12550 6800 4022 2016">
          <text:p/>
        </draw:connector>
        <draw:custom-shape draw:style-name="gr1" draw:text-style-name="P1" draw:id="id6" draw:layer="layout" svg:width="5.152cm" svg:height="1.484cm" svg:x="14.048cm" svg:y="12.8cm">
          <text:p text:style-name="P1">ChangeManag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6.572cm" svg:y1="10.3cm" svg:x2="16.624cm" svg:y2="12.8cm" draw:start-shape="id5" draw:end-shape="id6" draw:end-glue-point="0" svg:d="m16572 10300 52 2500">
          <text:p/>
        </draw:connector>
        <draw:frame draw:style-name="gr5" draw:text-style-name="P4" draw:layer="layout" svg:width="7cm" svg:height="1.674cm" svg:x="-0.2cm" svg:y="17.126cm">
          <draw:text-box>
            <text:p text:style-name="P4"><text:span text:style-name="T1">Watches certain</text:span></text:p>
            <text:p text:style-name="P4"><text:span text:style-name="T1">local folders</text:span></text:p>
          </draw:text-box>
        </draw:frame>
        <draw:frame draw:style-name="gr5" draw:text-style-name="P4" draw:layer="layout" svg:width="7cm" svg:height="1.674cm" svg:x="-0.2cm" svg:y="13.026cm">
          <draw:text-box>
            <text:p text:style-name="P4"><text:span text:style-name="T1">Breaks files in chunks and</text:span></text:p>
            <text:p text:style-name="P4"><text:span text:style-name="T1">updates the database</text:span></text:p>
          </draw:text-box>
        </draw:frame>
        <draw:custom-shape draw:style-name="gr6" draw:text-style-name="P6" draw:id="id7" draw:layer="layout" svg:width="3cm" svg:height="1cm" svg:x="2.3cm" svg:y="2.3cm">
          <text:p text:style-name="P5"><text:span text:style-name="T1">S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8.313cm" svg:height="1.787cm" svg:x="1.3cm" svg:y="5.3cm">
          <draw:text-box>
            <text:p text:style-name="P3"><text:span text:style-name="T1">Transfers chunks and metadata to the </text:span></text:p>
            <text:p text:style-name="P3"><text:span text:style-name="T1">remote storage. One TransferManager</text:span></text:p>
            <text:p text:style-name="P3"><text:span text:style-name="T1">class per storage type.</text:span></text:p>
          </draw:text-box>
        </draw:frame>
        <draw:custom-shape draw:style-name="gr6" draw:text-style-name="P6" draw:id="id8" draw:layer="layout" svg:width="3cm" svg:height="1cm" svg:x="5.8cm" svg:y="2.3cm">
          <text:p text:style-name="P5"><text:span text:style-name="T1">F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id="id9" draw:layer="layout" svg:width="3cm" svg:height="1cm" svg:x="9.3cm" svg:y="2.3cm">
          <text:p text:style-name="P5"><text:span text:style-name="T1">I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id="id10" draw:layer="layout" svg:width="3cm" svg:height="1cm" svg:x="12.8cm" svg:y="2.3cm">
          <text:p text:style-name="P5"><text:span text:style-name="T1">Box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id="id11" draw:layer="layout" svg:width="3cm" svg:height="1cm" svg:x="16.3cm" svg:y="2.3cm">
          <text:p text:style-name="P5"><text:span text:style-name="T1">Rack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id="id12" draw:layer="layout" svg:width="3cm" svg:height="1cm" svg:x="19.8cm" svg:y="2.3cm">
          <text:p text:style-name="P5"><text:span text:style-name="T1">…</text:span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2.55cm" svg:y1="5.315cm" svg:x2="3.8cm" svg:y2="3.3cm" draw:start-shape="id4" draw:start-glue-point="0" draw:end-shape="id7" draw:end-glue-point="2" svg:d="m12550 5315-8750-2015">
          <text:p/>
        </draw:connector>
        <draw:connector draw:style-name="gr2" draw:text-style-name="P1" draw:layer="layout" draw:type="line" svg:x1="12.55cm" svg:y1="5.315cm" svg:x2="7.3cm" svg:y2="3.3cm" draw:start-shape="id4" draw:start-glue-point="0" draw:end-shape="id8" draw:end-glue-point="2" svg:d="m12550 5315-5250-2015">
          <text:p/>
        </draw:connector>
        <draw:connector draw:style-name="gr2" draw:text-style-name="P1" draw:layer="layout" draw:type="line" svg:x1="12.55cm" svg:y1="5.315cm" svg:x2="10.8cm" svg:y2="3.3cm" draw:start-shape="id4" draw:start-glue-point="0" draw:end-shape="id9" draw:end-glue-point="2" svg:d="m12550 5315-1750-2015">
          <text:p/>
        </draw:connector>
        <draw:connector draw:style-name="gr2" draw:text-style-name="P1" draw:layer="layout" draw:type="line" svg:x1="12.55cm" svg:y1="5.315cm" svg:x2="14.3cm" svg:y2="3.3cm" draw:start-shape="id4" draw:start-glue-point="0" draw:end-shape="id10" draw:end-glue-point="2" svg:d="m12550 5315 1750-2015">
          <text:p/>
        </draw:connector>
        <draw:connector draw:style-name="gr2" draw:text-style-name="P1" draw:layer="layout" draw:type="line" svg:x1="12.55cm" svg:y1="5.315cm" svg:x2="17.8cm" svg:y2="3.3cm" draw:start-shape="id4" draw:start-glue-point="0" draw:end-shape="id11" draw:end-glue-point="2" svg:d="m12550 5315 5250-2015">
          <text:p/>
        </draw:connector>
        <draw:connector draw:style-name="gr2" draw:text-style-name="P1" draw:layer="layout" draw:type="line" svg:x1="12.55cm" svg:y1="5.315cm" svg:x2="21.3cm" svg:y2="3.3cm" draw:start-shape="id4" draw:start-glue-point="0" draw:end-shape="id12" draw:end-glue-point="2" svg:d="m12550 5315 8750-2015">
          <text:p/>
        </draw:connector>
        <draw:frame draw:style-name="gr8" draw:text-style-name="P2" draw:layer="layout" svg:width="11.056cm" svg:height="2.825cm" svg:x="19.3cm" svg:y="12.7cm">
          <draw:text-box>
            <text:p text:style-name="P2"><text:span text:style-name="T1">Applies downloaded changes locally, i.e. </text:span></text:p>
            <text:p text:style-name="P2"><text:span text:style-name="T1">renames files, deletes files, or downloads</text:span></text:p>
            <text:p text:style-name="P2"><text:span text:style-name="T1">required chunks and assembles the files</text:span></text:p>
          </draw:text-box>
        </draw:frame>
        <draw:frame draw:style-name="gr9" draw:text-style-name="P4" draw:layer="layout" svg:width="4.5cm" svg:height="1cm" svg:x="12.4cm" svg:y="11.1cm">
          <draw:text-box>
            <text:p text:style-name="P4"><text:span text:style-name="T1">Queues “updates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hilipp Heckel</meta:initial-creator>
    <meta:creation-date>2011-01-25T00:23:39</meta:creation-date>
    <dc:date>2011-05-28T13:07:38</dc:date>
    <dc:creator>Philipp Heckel</dc:creator>
    <meta:editing-duration>PT00H53M14S</meta:editing-duration>
    <meta:editing-cycles>6</meta:editing-cycles>
    <meta:generator>OpenOffice.org/3.2$Unix OpenOffice.org_project/320m19$Build-9505</meta:generator>
    <meta:document-statistic meta:object-count="32"/>
  </office:meta>
</office:document-meta>
</file>